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style:font-name="Times New Roman" officeooo:paragraph-rsid="005609c1"/>
    </style:style>
    <style:style style:name="P2" style:family="paragraph" style:parent-style-name="Standard">
      <style:paragraph-properties fo:line-height="200%"/>
      <style:text-properties officeooo:paragraph-rsid="006db8ea"/>
    </style:style>
    <style:style style:name="P3" style:family="paragraph" style:parent-style-name="Standard">
      <style:paragraph-properties fo:line-height="200%"/>
      <style:text-properties style:font-name="Times New Roman" officeooo:paragraph-rsid="00786e68"/>
    </style:style>
    <style:style style:name="P4" style:family="paragraph" style:parent-style-name="Standard">
      <style:paragraph-properties fo:line-height="200%"/>
      <style:text-properties style:font-name="Times New Roman" officeooo:paragraph-rsid="002711fb"/>
    </style:style>
    <style:style style:name="P5" style:family="paragraph" style:parent-style-name="Standard">
      <style:paragraph-properties fo:line-height="200%"/>
      <style:text-properties style:font-name="Times New Roman" officeooo:paragraph-rsid="008523c8"/>
    </style:style>
    <style:style style:name="P6" style:family="paragraph" style:parent-style-name="Heading_20_1">
      <style:text-properties officeooo:rsid="0004e91d" officeooo:paragraph-rsid="0004e91d"/>
    </style:style>
    <style:style style:name="T1" style:family="text">
      <style:text-properties officeooo:rsid="001084ea"/>
    </style:style>
    <style:style style:name="T2" style:family="text">
      <style:text-properties officeooo:rsid="0058a837"/>
    </style:style>
    <style:style style:name="T3" style:family="text">
      <style:text-properties style:font-name="Times New Roman" officeooo:rsid="005f2d7e"/>
    </style:style>
    <style:style style:name="T4" style:family="text">
      <style:text-properties style:font-name="Times New Roman" officeooo:rsid="005f7fa2"/>
    </style:style>
    <style:style style:name="T5" style:family="text">
      <style:text-properties style:font-name="Times New Roman" officeooo:rsid="0064a1d1"/>
    </style:style>
    <style:style style:name="T6" style:family="text">
      <style:text-properties style:font-name="Times New Roman" officeooo:rsid="00653764"/>
    </style:style>
    <style:style style:name="T7" style:family="text">
      <style:text-properties style:font-name="Times New Roman" officeooo:rsid="0065d8c4"/>
    </style:style>
    <style:style style:name="T8" style:family="text">
      <style:text-properties style:font-name="Times New Roman" officeooo:rsid="0066b011"/>
    </style:style>
    <style:style style:name="T9" style:family="text">
      <style:text-properties style:font-name="Times New Roman" officeooo:rsid="0067d076"/>
    </style:style>
    <style:style style:name="T10" style:family="text">
      <style:text-properties style:font-name="Times New Roman" officeooo:rsid="00691965"/>
    </style:style>
    <style:style style:name="T11" style:family="text">
      <style:text-properties style:font-name="Times New Roman" officeooo:rsid="0069688b"/>
    </style:style>
    <style:style style:name="T12" style:family="text">
      <style:text-properties style:font-name="Times New Roman" officeooo:rsid="00696912"/>
    </style:style>
    <style:style style:name="T13" style:family="text">
      <style:text-properties style:font-name="Times New Roman" officeooo:rsid="006972ce"/>
    </style:style>
    <style:style style:name="T14" style:family="text">
      <style:text-properties style:font-name="Times New Roman" officeooo:rsid="006b11d8"/>
    </style:style>
    <style:style style:name="T15" style:family="text">
      <style:text-properties style:font-name="Times New Roman" officeooo:rsid="006db8ea"/>
    </style:style>
    <style:style style:name="T16" style:family="text">
      <style:text-properties style:font-name="Times New Roman" officeooo:rsid="006f7f14"/>
    </style:style>
    <style:style style:name="T17" style:family="text">
      <style:text-properties style:font-name="Times New Roman" officeooo:rsid="006fb40c"/>
    </style:style>
    <style:style style:name="T18" style:family="text">
      <style:text-properties style:font-name="Times New Roman" officeooo:rsid="007141c8"/>
    </style:style>
    <style:style style:name="T19" style:family="text">
      <style:text-properties style:font-name="Times New Roman" officeooo:rsid="00729172"/>
    </style:style>
    <style:style style:name="T20" style:family="text">
      <style:text-properties officeooo:rsid="007ed9a5"/>
    </style:style>
    <style:style style:name="T21" style:family="text">
      <style:text-properties officeooo:rsid="0087cf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he Practical advantages of open source software</text:h>
      <text:p text:style-name="P4"><text:tab/><text:span text:style-name="T1">Stallman maintains that a free society can only come about through the adoption of free software, stating that he launched the GNU operating system for the express purpose of freedom and not for technical innovation (2011, para 48). <text:s/>Stallman criticizes those who associate the free software movement with the ilk of Linus Torvalds and others who would seek to shift the focus of the free software movement away from ethics and towards practicality. However, if Stallman truly wishes to see widespread adoption of free software, then it would behoove him to also encourage others to capitalize on the practical benefits that made Linux and other open source software solutions so successful.</text:span></text:p>
      <text:p text:style-name="P2"><text:span text:style-name="T3"><text:tab/>While the transparency of source code serves to </text:span><text:span text:style-name="T4">inhibit the existence of unethical and malicious code, it also serves to enhance the collaborative nature of software developme</text:span><text:span text:style-name="T19">nt. </text:span><text:span text:style-name="T4">A key </text:span><text:span text:style-name="T14">feature of</text:span><text:span text:style-name="T4"> open source is that it </text:span><text:span text:style-name="T14">creates </text:span><text:span text:style-name="T5">an environment in which users mutually borrow and contribute back to one another's projects. </text:span><text:span text:style-name="T6">The community that formed around the development of Linux </text:span><text:span text:style-name="T7">embodies this idea very closely. </text:span><text:span text:style-name="T9">Jim Zemlin</text:span><text:span text:style-name="T8">, </text:span><text:span text:style-name="T9">the executive director of the Linux Foundation, </text:span><text:span text:style-name="T10">provides an illustration in which changes made to Linux </text:span><text:span text:style-name="T12">to</text:span><text:span text:style-name="T10"> conserve power on a cellphone can be used to benefit supercomputers that also run Linux (</text:span><text:span text:style-name="T11">11:34). </text:span><text:span text:style-name="T13">Similarly, the increased availability of code allows developers to </text:span><text:span text:style-name="T14">adapt software to new challenges. </text:span><text:span text:style-name="T16">By </text:span><text:span text:style-name="T15">inherit</text:span><text:span text:style-name="T16">ing </text:span><text:span text:style-name="T15">httpd's Common Gateway Interface standard, </text:span><text:span text:style-name="T16">the development of Apache </text:span><text:span text:style-name="T17">web server</text:span><text:span text:style-name="T16"> was expedited, </text:span><text:span text:style-name="T17">as it's creators no longer had the need to build these components from </text:span><text:span text:style-name="T19">scratch</text:span><text:span text:style-name="T17"> (</text:span><text:span text:style-name="T18">bisson 17). </text:span></text:p>
      <text:p text:style-name="P3"><text:tab/><text:span text:style-name="T2">The overall restrictiveness of proprietary software presents a large disadvantage to its users. <text:s/>Because software is built from source code, the support for any piece of software is ultimately tied to the ability to edit and view that source code. Having access to a product's </text:span><text:soft-page-break/><text:span text:style-name="T2">source code decreases dependency on that product, which is critical should that product become discontinued or should its vendor declare bankruptcy. <text:s/>Thus, vendor lock-in threatens software users with eventual obsolescence, even in cases where it was possible to retroactively obtain the rights to proprietary code . In one such case involving the migration to new electronic voting machines in New York, the code obtained to make these machines function was licensed for testing and not for deployment (colannino 916). Moreover, this issue could have been avoided had the code been released with a free software license, such as the GNU public license. Open source licenses protect the continuous improvements made on software that prevent vendor lock-in ( colannino 919).</text:span></text:p>
      <text:p text:style-name="P5"><text:tab/><text:span text:style-name="T21">Open source software also has a unique quality assurance mechanism in the form of its peer-review process. The communities that develop around open source software are comprised of passionate individuals who are devoted to problem solving (bisson 19). These users endlessly patch vulnerabilities and provide new features. In 2013, it was determined that 6,782 lines of code are added and subtracted to Linux on a daily basis (Zemlin, 2013, 12:03). Consequently, the <text:s/>constant revision of Linux ensures it's stability and relevance. Yet, the process of open source peer-review is not as straightforward as some would believe. In a study analyzing the bug reports for Mozilla Firefox, Carrol et. al. reevaluates “Linus's Law,” or the idea that “given enough eyeballs, all bugs are shallow” (2015, p. <text:s/>52). <text:s/>They determine that Mozilla's peer-review process lacked a central focus due to the differing levels skill levels of bug reporters, as disputes commonly arose over the relative importance of certain bugs (2015, p.52). However, Carrol et. al. <text:s/>claim that the careful labeling of duplicate bug reports would solve this problem (2015, p. 52). </text:span></text:p>
      <text:p text:style-name="P5"><text:span text:style-name="T20"><text:tab/>Due to the ease and availability of open source software, it is very easy to match a </text:span><text:soft-page-break/><text:span text:style-name="T20">software need with an open source solution. When developing Facebook, Mark Zuckerberg used Linux and other free software to build the word's most successful social media platform (Zemlin, 6:18). It can even be argued that a software need—not an ethical need—provided Stallman with the impetus to launch the free software movement. Stallman's animosity towards proprietary software originated from a printer's software's lack of extensibility. When denied permission to add features to the software's source, Stallman vowed that he would never let a programmer share in his frustration (2015, para. 19). <text:s/></text:span></text:p>
      <text:p text:style-name="P3"><text:tab/></text:p>
      <text:p text:style-name="P3"><text:tab/></text:p>
      <text:p text:style-name="P3"><text:tab/></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5T20:59:23.929111226</meta:creation-date>
    <dc:date>2016-03-17T01:07:02.084439657</dc:date>
    <meta:editing-duration>PT5H19M34S</meta:editing-duration>
    <meta:editing-cycles>160</meta:editing-cycles>
    <meta:generator>LibreOffice/4.2.8.2$Linux_X86_64 LibreOffice_project/420m0$Build-2</meta:generator>
    <meta:document-statistic meta:table-count="0" meta:image-count="0" meta:object-count="0" meta:page-count="3" meta:paragraph-count="10" meta:word-count="715" meta:character-count="4562" meta:non-whitespace-character-count="3834"/>
  </office:meta>
</office:document-meta>
</file>